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24-03-1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23-03-2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22-03-01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21-03-0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6416" calcext:value-type="float">
            <text:p>25.42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2936" calcext:value-type="float">
            <text:p>24.25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7752" calcext:value-type="float">
            <text:p>25.4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556" calcext:value-type="float">
            <text:p>25.43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4832" calcext:value-type="float">
            <text:p>24.94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7688" calcext:value-type="float">
            <text:p>25.6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44181121548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